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94a8" officeooo:paragraph-rsid="000894a8"/>
    </style:style>
    <style:style style:name="P2" style:family="paragraph" style:parent-style-name="Standard">
      <style:text-properties officeooo:rsid="0009a6ed" officeooo:paragraph-rsid="0009a6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9:57:01.618000000</meta:creation-date>
    <dc:date>2024-06-12T10:20:25.859000000</dc:date>
    <meta:editing-duration>PT1M5S</meta:editing-duration>
    <meta:editing-cycles>5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